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5.94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.39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60.21pt"/>
    </style:style>
    <style:style style:name="co11" style:family="table-column">
      <style:table-column-properties fo:break-before="auto" style:column-width="60.94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56.35pt"/>
    </style:style>
    <style:style style:name="co14" style:family="table-column">
      <style:table-column-properties fo:break-before="auto" style:column-width="43.2pt"/>
    </style:style>
    <style:style style:name="co15" style:family="table-column">
      <style:table-column-properties fo:break-before="auto" style:column-width="97.99pt"/>
    </style:style>
    <style:style style:name="co16" style:family="table-column">
      <style:table-column-properties fo:break-before="auto" style:column-width="41.64pt"/>
    </style:style>
    <style:style style:name="co17" style:family="table-column">
      <style:table-column-properties fo:break-before="auto" style:column-width="40.11pt"/>
    </style:style>
    <style:style style:name="co18" style:family="table-column">
      <style:table-column-properties fo:break-before="auto" style:column-width="40.9pt"/>
    </style:style>
    <style:style style:name="co19" style:family="table-column">
      <style:table-column-properties fo:break-before="auto" style:column-width="126.6pt"/>
    </style:style>
    <style:style style:name="co20" style:family="table-column">
      <style:table-column-properties fo:break-before="auto" style:column-width="284.06pt"/>
    </style:style>
    <style:style style:name="co21" style:family="table-column">
      <style:table-column-properties fo:break-before="auto" style:column-width="28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number-columns-repeated="3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4" table:default-cell-style-name="ce2"/>
        <table:table-column table:style-name="co17" table:default-cell-style-name="ce2"/>
        <table:table-column table:style-name="co18" table:number-columns-repeated="2" table:default-cell-style-name="ce2"/>
        <table:table-column table:style-name="co16" table:number-columns-repeated="2" table:default-cell-style-name="ce2"/>
        <table:table-column table:style-name="co7" table:default-cell-style-name="ce2"/>
        <table:table-column table:style-name="co19" table:default-cell-style-name="ce4"/>
        <table:table-column table:style-name="co20" table:default-cell-style-name="ce2"/>
        <table:table-column table:style-name="co20" table:default-cell-style-name="ce4"/>
        <table:table-column table:style-name="co21" table:default-cell-style-name="ce4"/>
        <table:table-column table:style-name="co21" table:default-cell-style-name="Default"/>
        <table:table-column table:style-name="co7" table:number-columns-repeated="98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1" office:value-type="string" calcext:value-type="string" table:number-columns-spanned="1" table:number-rows-spanned="2">
            <text:p>domain_x [km]</text:p>
          </table:table-cell>
          <table:table-cell table:style-name="ce1" office:value-type="string" calcext:value-type="string" table:number-columns-spanned="1" table:number-rows-spanned="2">
            <text:p>nx</text:p>
          </table:table-cell>
          <table:table-cell table:style-name="ce1" office:value-type="string" calcext:value-type="string" table:number-columns-spanned="1" table:number-rows-spanned="2">
            <text:p>domain_y [km]</text:p>
          </table:table-cell>
          <table:table-cell table:style-name="ce1" office:value-type="string" calcext:value-type="string" table:number-columns-spanned="1" table:number-rows-spanned="2">
            <text:p>ny</text:p>
          </table:table-cell>
          <table:table-cell table:style-name="ce1" office:value-type="string" calcext:value-type="string" table:number-columns-spanned="1" table:number-rows-spanned="2">
            <text:p>domain_z [K]</text:p>
          </table:table-cell>
          <table:table-cell table:style-name="ce1" office:value-type="string" calcext:value-type="string" table:number-columns-spanned="1" table:number-rows-spanned="2">
            <text:p>nz</text:p>
          </table:table-cell>
          <table:table-cell table:style-name="ce1" office:value-type="string" calcext:value-type="string" table:number-columns-spanned="1" table:number-rows-spanned="2">
            <text:p>moist</text:p>
          </table:table-cell>
          <table:table-cell table:style-name="ce1" office:value-type="string" calcext:value-type="string" table:number-columns-spanned="1" table:number-rows-spanned="2">
            <text:p>boundary</text:p>
          </table:table-cell>
          <table:table-cell table:style-name="ce3" office:value-type="string" calcext:value-type="string" table:number-columns-spanned="4" table:number-rows-spanned="1">
            <text:p>mountain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time scheme</text:p>
          </table:table-cell>
          <table:table-cell table:style-name="ce1" office:value-type="string" calcext:value-type="string" table:number-columns-spanned="1" table:number-rows-spanned="2">
            <text:p>flux scheme</text:p>
          </table:table-cell>
          <table:table-cell table:style-name="ce1" office:value-type="string" calcext:value-type="string" table:number-columns-spanned="2" table:number-rows-spanned="1">
            <text:p>sedimenta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bsorber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smoothing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dt [s]</text:p>
          </table:table-cell>
          <table:table-cell table:style-name="ce1" office:value-type="string" calcext:value-type="string" table:number-columns-spanned="1" table:number-rows-spanned="2">
            <text:p>simulation time [s]</text:p>
          </table:table-cell>
          <table:table-cell table:style-name="ce1" office:value-type="string" calcext:value-type="string" table:number-columns-spanned="7" table:number-rows-spanned="1">
            <text:p>initial conditions</text:p>
          </table:table-cell>
          <table:covered-table-cell table:number-columns-repeated="6" table:style-name="ce1"/>
          <table:table-cell table:style-name="ce1" office:value-type="string" calcext:value-type="string" table:number-columns-spanned="1" table:number-rows-spanned="2">
            <text:p>precision</text:p>
          </table:table-cell>
          <table:table-cell table:style-name="ce1" office:value-type="string" calcext:value-type="string" table:number-columns-spanned="1" table:number-rows-spanned="2">
            <text:p>tendency</text:p>
          </table:table-cell>
          <table:table-cell table:style-name="ce1" office:value-type="string" calcext:value-type="string" table:number-columns-spanned="3" table:number-rows-spanned="1">
            <text:p>microphysics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Notes</text:p>
          </table:table-cell>
          <table:table-cell table:style-name="ce4" table:number-columns-repeated="986"/>
        </table:table-row>
        <table:table-row table:style-name="ro1">
          <table:covered-table-cell table:number-columns-repeated="9"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height [m]</text:p>
          </table:table-cell>
          <table:table-cell table:style-name="ce1" office:value-type="string" calcext:value-type="string">
            <text:p>width [km]</text:p>
          </table:table-cell>
          <table:table-cell table:style-name="ce1" office:value-type="string" calcext:value-type="string">
            <text:p>growth time [s]</text:p>
          </table:table-cell>
          <table:covered-table-cell table:number-columns-repeated="2" table:style-name="ce1"/>
          <table:table-cell table:style-name="ce1" office:value-type="string" calcext:value-type="string">
            <text:p>flux scheme</text:p>
          </table:table-cell>
          <table:table-cell table:style-name="ce1" office:value-type="string" calcext:value-type="string">
            <text:p>substeps</text:p>
          </table:table-cell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max</text:p>
          </table:table-cell>
          <table:covered-table-cell table:number-columns-repeated="2" table:style-name="ce1"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qv</text:p>
          </table:table-cell>
          <table:table-cell table:style-name="ce1" office:value-type="string" calcext:value-type="string">
            <text:p>qc</text:p>
          </table:table-cell>
          <table:table-cell table:style-name="ce1" office:value-type="string" calcext:value-type="string">
            <text:p>qr</text:p>
          </table:table-cell>
          <table:covered-table-cell table:number-columns-repeated="2" table:style-name="ce1"/>
          <table:table-cell table:style-name="ce1" office:value-type="string" calcext:value-type="string">
            <text:p>scheme</text:p>
          </table:table-cell>
          <table:table-cell table:style-name="ce1" office:value-type="string" calcext:value-type="string">
            <text:p>rain evaporation</text:p>
          </table:table-cell>
          <table:table-cell table:style-name="ce1" office:value-type="string" calcext:value-type="string">
            <text:p>sedimentation</text:p>
          </table:table-cell>
          <table:covered-table-cell table:style-name="ce3"/>
          <table:table-cell table:style-name="ce4" table:number-columns-repeated="986"/>
        </table:table-row>
        <table:table-row table:style-name="ro1">
          <table:table-cell office:value-type="string" calcext:value-type="string">
            <text:p>isentropic_convergence_upwind_u10_lx400_nz300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10_lx400_nz300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10_lx400_nz300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10_lx400_nz300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10_lx400_nz300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10_lx400_nz300_ray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20_lx400_nz300_ray0005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20_lx400_nz300_ray0005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10_lx400_nz300_ray005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10_lx400_nz300_ray005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10_lx400_nz300_ray005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10_lx400_nz300_ray005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10_lx400_nz30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10_lx400_nz300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10_lx400_nz300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10_lx400_nz300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20_lx400_nz30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20_lx400_nz300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20_lx400_nz300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20_lx400_nz300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20_lx400_nz300_8km_long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ification_1_maccormack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ification_2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ification_1_upwind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ification_2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10_lx400_nz300_ray05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10_lx400_nz300_ray_05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10_lx400_nz300_ray05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10_lx400_nz300_ray05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upwind_u10_lx400_nz300_ray05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maccormack_u10_lx400_nz300_ray05_diff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maccormack_u10_lx400_nz300_ray05_diff_4km_relaxed_bis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maccormack_u10_lx400_nz300_ray05_diff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maccormack_u10_lx400_nz300_ray05_diff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maccormack_u10_lx400_nz300_ray05_diff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sentropic_convergence_maccormack_u10_lx400_nz300_ray05_diff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ification_1_upwind_moist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ification_1_euler_centered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ification_1_euler_centered_no_dampin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center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ification_1_leapfrog_no_dampin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ification_1_leapfrog_bis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e 2*dt for damping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rification_2_leapfrog_ter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rification_1_leapfrog_ter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rification_1_leapfro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ification_2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ification_moist_advection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ification_moist_advection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ification_moist_advection_leapfrog_ter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rification_moist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ification_moist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ification_moist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ification_moist_advection_upwind_newinterfac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ification_moist_upwind_newinterfac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ification_moist_advection_maccormack_animation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rification_kessler_wrf_no_rain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rification_kessler_wrf_no_rain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rification_kessler_wrf_no_rain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rification_kessler_wrf_leapfrog_referenc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rification_kessler_wrf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rification_kessler_wrf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rification_kessler_wrf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rification_kessler_wrf_sedimentation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string" calcext:value-type="string">
            <text:p>first order upwin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rification_kessler_wrf_sedimentation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string" calcext:value-type="string">
            <text:p>first order upwind</text:p>
          </table:table-cell>
          <table:table-cell office:value-type="string" calcext:value-type="string">
            <text:p>inferred from CF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rification_kessler_wrf_sedimentation_maccormack_second_order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string" calcext:value-type="string">
            <text:p>second order upwind</text:p>
          </table:table-cell>
          <table:table-cell office:value-type="string" calcext:value-type="string">
            <text:p>inferred from CF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rification_kessler_wrf_sedimentation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string" calcext:value-type="string">
            <text:p>first order upwind</text:p>
          </table:table-cell>
          <table:table-cell office:value-type="string" calcext:value-type="string">
            <text:p>inferred from CF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rification_kessler_wrf_sedimentation_evaporation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string" calcext:value-type="string">
            <text:p>first order upwind</text:p>
          </table:table-cell>
          <table:table-cell office:value-type="string" calcext:value-type="string">
            <text:p>inferred from CF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rification_kessler_wrf_sedimentation_evaporation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string" calcext:value-type="string">
            <text:p>first order upwind</text:p>
          </table:table-cell>
          <table:table-cell office:value-type="string" calcext:value-type="string">
            <text:p>inferred from CF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mwc_model_check_leapfrog_nonconservativ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3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string" calcext:value-type="string">
            <text:p>Nonconservative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mwc_model_check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3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mwc_model_check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3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mwc_model_check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3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ification_kessler_wrf_first_order_sedimentation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string" calcext:value-type="string">
            <text:p>first order upwin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rification_kessler_wrf_second_order_sedimentation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string" calcext:value-type="string">
            <text:p>second order upwin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rification_kessler_wrf_first_order_sedimentation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string" calcext:value-type="string">
            <text:p>first order upwin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rification_kessler_wrf_second_order_sedimentation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string" calcext:value-type="string">
            <text:p>second order upwin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rification_kessler_wrf_second_order_sedimentation_evaporation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string" calcext:value-type="string">
            <text:p>second order upwin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rification_kessler_wrf_second_order_sedimentation_evaporation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string" calcext:value-type="string">
            <text:p>second order upwin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erification_kessler_wrf_sedimentation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string" calcext:value-type="string">
            <text:p>first order upwin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, a = 0.001, k1 = 0.0001, k2 = 2.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 table:number-rows-repeated="17">
          <table:table-cell table:number-columns-repeated="33"/>
          <table:table-cell table:style-name="ce2"/>
          <table:table-cell/>
          <table:table-cell table:style-name="ce2" table:number-columns-repeated="2"/>
          <table:table-cell table:number-columns-repeated="987"/>
        </table:table-row>
        <table:table-row table:style-name="ro1" table:number-rows-repeated="19">
          <table:table-cell table:style-name="Default" table:number-columns-repeated="32"/>
          <table:table-cell/>
          <table:table-cell table:style-name="ce2"/>
          <table:table-cell/>
          <table:table-cell table:style-name="ce2" table:number-columns-repeated="2"/>
          <table:table-cell table:number-columns-repeated="987"/>
        </table:table-row>
        <table:table-row table:style-name="ro1">
          <table:table-cell table:style-name="Default" table:number-columns-repeated="32"/>
          <table:table-cell/>
          <table:table-cell table:style-name="ce2"/>
          <table:table-cell/>
          <table:table-cell table:style-name="ce2" table:number-columns-repeated="2"/>
          <table:table-cell table:number-columns-repeated="987"/>
        </table:table-row>
      </table:table>
      <table:named-expressions/>
      <table:database-ranges>
        <table:database-range table:name="__Anonymous_Sheet_DB__0" table:target-range-address="Sheet1.A1:Sheet1.AG2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17:36:58.059511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08:15:43.772878090</meta:creation-date>
    <dc:date>2018-04-20T14:13:54.480641975</dc:date>
    <meta:editing-duration>P4DT2H59M58S</meta:editing-duration>
    <meta:editing-cycles>25</meta:editing-cycles>
    <meta:generator>LibreOffice/5.1.6.2$Linux_X86_64 LibreOffice_project/10m0$Build-2</meta:generator>
    <meta:document-statistic meta:table-count="1" meta:cell-count="2956" meta:object-count="0"/>
  </office:meta>
</office:document-meta>
</file>